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are development tools that we use in C#?</text:p>
      <text:p text:style-name="Standard">Explain them.</text:p>
      <text:p text:style-name="Standard"/>
      <text:p text:style-name="Standard">What are the features VS code allows us to use?</text:p>
      <text:p text:style-name="Standard"/>
      <text:p text:style-name="Standard">What makes Git useful?</text:p>
      <text:p text:style-name="Standard">Clone?</text:p>
      <text:p text:style-name="Standard">Pull?</text:p>
      <text:p text:style-name="Standard">Status?</text:p>
      <text:p text:style-name="Standard">Add?</text:p>
      <text:p text:style-name="Standard">Commit?</text:p>
      <text:p text:style-name="Standard">Push?</text:p>
      <text:p text:style-name="Standard"/>
      <text:p text:style-name="Standard">How do I use the terminal in Git?</text:p>
      <text:p text:style-name="Standard">Are Git and Branch the same thing?</text:p>
      <text:p text:style-name="Standard">Explain?</text:p>
      <text:p text:style-name="Standard">PWD?</text:p>
      <text:p text:style-name="Standard">Cd?</text:p>
      <text:p text:style-name="Standard">Which?</text:p>
      <text:p text:style-name="Standard">Grep?</text:p>
      <text:p text:style-name="Standard">Find?</text:p>
      <text:p text:style-name="Standard"/>
      <text:p text:style-name="Standard">Difference between Grep and Find?</text:p>
      <text:p text:style-name="Standard">How do you make a new folder?</text:p>
      <text:p text:style-name="Standard">What is echo?</text:p>
      <text:p text:style-name="Standard">Touch?</text:p>
      <text:p text:style-name="Standard">Cat?</text:p>
      <text:p text:style-name="Standard">Ls?</text:p>
      <text:p text:style-name="Standard">Difference between the two?</text:p>
      <text:p text:style-name="Standard">What is the | (pipe) used for?</text:p>
      <text:p text:style-name="Standard">&gt;?</text:p>
      <text:p text:style-name="Standard">&gt;&gt;?</text:p>
      <text:p text:style-name="Standard"/>
      <text:p text:style-name="Standard">What is PATH?</text:p>
      <text:p text:style-name="Standard">What is the difference relative and absolute path?</text:p>
      <text:p text:style-name="Standard">How do you got root?</text:p>
      <text:p text:style-name="Standard">What is a parent directory? </text:p>
      <text:p text:style-name="Standard">How do you got back parent directory?</text:p>
      <text:p text:style-name="Standard">How do find the current directory? </text:p>
      <text:p text:style-name="Standard">What is tab used for in Git?</text:p>
      <text:p text:style-name="Standard">What is double tab used for?</text:p>
      <text:p text:style-name="Standard">What is the $ used for?</text:p>
      <text:p text:style-name="Standard"/>
      <text:p text:style-name="Standard">.NET</text:p>
      <text:p text:style-name="Standard">What is C#</text:p>
      <text:p text:style-name="Standard">What is .NET?</text:p>
      <text:p text:style-name="Standard">What is SDK?</text:p>
      <text:p text:style-name="Standard">How do create a program file?</text:p>
      <text:p text:style-name="Standard">How do run it?</text:p>
      <text:p text:style-name="Standard"><text:soft-page-break/>What is .NET Framework?</text:p>
      <text:p text:style-name="Standard">Which one works on only windows?</text:p>
      <text:p text:style-name="Standard">Which one is Cross platform?</text:p>
      <text:p text:style-name="Standard">What are the value types in C#.</text:p>
      <text:p text:style-name="Standard">Explain them?</text:p>
      <text:p text:style-name="Standard">What is a method in C#?</text:p>
      <text:p text:style-name="Standard">What is reference type?</text:p>
      <text:p text:style-name="Standard">What are the ways to control how the program flows?</text:p>
      <text:p text:style-name="Standard">What are the loops in C#?</text:p>
      <text:p text:style-name="Standard">What is a String?</text:p>
      <text:p text:style-name="Standard">What the methods in a String?</text:p>
      <text:p text:style-name="Standard">Explain?</text:p>
      <text:p text:style-name="Standard">What is an array?</text:p>
      <text:p text:style-name="Standard">How do you create them? Initialize them?</text:p>
      <text:p text:style-name="Standard">When would you use a for loop and while loop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yler Claypool</meta:initial-creator>
    <meta:creation-date>2020-02-29T12:46:41.24</meta:creation-date>
    <meta:document-statistic meta:table-count="0" meta:image-count="0" meta:object-count="0" meta:page-count="2" meta:paragraph-count="58" meta:word-count="238" meta:character-count="1158"/>
    <dc:date>2020-02-29T14:29:27.29</dc:date>
    <dc:creator>Tyler Claypool</dc:creator>
    <meta:editing-duration>PT9M35S</meta:editing-duration>
    <meta:editing-cycles>1</meta:editing-cycles>
    <meta:generator>OpenOffice/4.1.7$Win32 OpenOffice.org_project/417m1$Build-9800</meta:generator>
  </office:meta>
</office:document-meta>
</file>